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16427c" officeooo:paragraph-rsid="0016427c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427c" officeooo:paragraph-rsid="0016427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16427c" officeooo:paragraph-rsid="0016427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7f6af" officeooo:paragraph-rsid="0017f6af" style:font-size-asian="10.5pt" style:font-weight-asian="normal" style:font-size-complex="12pt" style:font-weight-complex="normal"/>
    </style:style>
    <style:style style:name="T1" style:family="text">
      <style:text-properties officeooo:rsid="00170d0a"/>
    </style:style>
    <style:style style:name="T2" style:family="text">
      <style:text-properties officeooo:rsid="001843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ngenharia de Computação</text:p>
      <text:p text:style-name="Standard">André Oliveira de Sousa – 1132568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omputação Gráfica</text:p>
      <text:p text:style-name="P1"/>
      <text:p text:style-name="P2"/>
      <text:p text:style-name="P3">1) Como a iluminação afeta a percepção do usuário em cenas geradas por computação gráfica?</text:p>
      <text:p text:style-name="P3"/>
      <text:p text:style-name="P4">R: Em uma cena realista, não temos apenas os objetos e suas cores originais, temos também a sombra de outros objetos, bem como reflexos dos mesmos, além da nova cor com que um objeto será visto quando tiver incindindo nele uma certa cor <text:span text:style-name="T1">diferente da sua. Todos esses fatores que tornam a cena mais realista, são conseguidos através de modelos de iluminação da computação gráfica.</text:span></text:p>
      <text:p text:style-name="P3"/>
      <text:p text:style-name="P3"/>
      <text:p text:style-name="P3">2) Quais são os principais elementos utilizados para tirar a impressão artificial das cenas geradas por computação gráfica? (Observe estes elementos em 2 animações que você já assistiu.)</text:p>
      <text:p text:style-name="P3"/>
      <text:p text:style-name="P5">R: Temos os modelos de iluminação local e global. No primeiro leva-se em consideração a contribuição das fontes direta de luz. Considera-se luz ambiente, reflexão difusa, reflexão especular que constituem o modelo de iluminação local por ponto, que é necessário para depois chegarmos aos modelos de iluminação por superfície, onde temos iluminação constante, iluminação de Gouraud e iluminação de Phong, eliminando os polígonos que constituem o objeto e tornando o objeto mais realístico. Já na iluminação global, além dos fatores considerados na iluminação local, considera-se as interações da luz entre os objetos: obtenção de efeitos de interreflexão, traçado de raios e radiosidade. <text:span text:style-name="T2">Esses </text:span>modelos de iluminação juntos, contribuem para tirar a impressão artificial das cenas geradas por computação gráf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0:16:57.812967943</meta:creation-date>
    <dc:date>2020-03-25T11:39:32.543780003</dc:date>
    <meta:editing-duration>PT1H6M9S</meta:editing-duration>
    <meta:editing-cycles>3</meta:editing-cycles>
    <meta:generator>LibreOffice/6.0.7.3$Linux_x86 LibreOffice_project/00m0$Build-3</meta:generator>
    <meta:document-statistic meta:table-count="0" meta:image-count="0" meta:object-count="0" meta:page-count="1" meta:paragraph-count="7" meta:word-count="237" meta:character-count="1540" meta:non-whitespace-character-count="1309"/>
  </office:meta>
</office:document-meta>
</file>